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8021in" fo:margin-left="0.6083in" fo:margin-right="0.5146in" table:align="margins"/>
    </style:style>
    <style:style style:name="Table1.A" style:family="table-column">
      <style:table-column-properties style:column-width="0.3958in" style:rel-column-width="570*"/>
    </style:style>
    <style:style style:name="Table1.B" style:family="table-column">
      <style:table-column-properties style:column-width="4.1354in" style:rel-column-width="5955*"/>
    </style:style>
    <style:style style:name="Table1.C" style:family="table-column">
      <style:table-column-properties style:column-width="1.2708in" style:rel-column-width="183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8021in" fo:margin-left="0.6083in" fo:margin-right="0.5146in" table:align="margins"/>
    </style:style>
    <style:style style:name="Table2.A" style:family="table-column">
      <style:table-column-properties style:column-width="0.3958in" style:rel-column-width="570*"/>
    </style:style>
    <style:style style:name="Table2.B" style:family="table-column">
      <style:table-column-properties style:column-width="4.1354in" style:rel-column-width="5955*"/>
    </style:style>
    <style:style style:name="Table2.C" style:family="table-column">
      <style:table-column-properties style:column-width="1.2708in" style:rel-column-width="183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4in" fo:margin-right="0in" fo:text-align="start" style:justify-single-word="false" fo:text-indent="0in" style:auto-text-indent="false">
        <style:tab-stops>
          <style:tab-stop style:position="4.3335in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3335in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3335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ILAIAN KERJA PRAKTEK PEMBIMBING LAPANGAN</text:p>
      <text:p text:style-name="P1"/>
      <text:p text:style-name="P2">Berdasarkan aktifitas yang dilakukan oleh mahasiswa kerja praktek UIN Sunan Kalijaga di insasi tempat kami bekerja, maka kami :</text:p>
      <text:p text:style-name="P2"/>
      <text:p text:style-name="P2">Nama<text:tab/><text:tab/><text:tab/>: Bayu Dwi Jadmika</text:p>
      <text:p text:style-name="P2">Jabatan<text:tab/><text:tab/>: Kepala Jurusan Teknik Komputer Dan Jaringan</text:p>
      <text:p text:style-name="P2">Nama Instansi<text:tab/><text:tab/>: SMK Negeri 2 Temanggung</text:p>
      <text:p text:style-name="P2"/>
      <text:p text:style-name="P2">Memberikan penilaian hasil kerja praktek untuk mahasiswa berikut :</text:p>
      <text:p text:style-name="P2"/>
      <text:p text:style-name="P2">Nama<text:tab/><text:tab/><text:tab/>: Muhammad Rifqi Ma'arif</text:p>
      <text:p text:style-name="P2">NIM<text:tab/><text:tab/><text:tab/>: 06650004</text:p>
      <text:p text:style-name="P2">Prodi<text:tab/><text:tab/><text:tab/>: Teknik Informatika UIN Sunan Kalijaga Yogyakarta</text:p>
      <text:p text:style-name="P2"/>
      <text:p text:style-name="P2">Dengan hasil penilaian sebagai berikut 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o.</text:p>
          </table:table-cell>
          <table:table-cell table:style-name="Table1.A1" office:value-type="string">
            <text:p text:style-name="P8">Aspek Penilaian</text:p>
          </table:table-cell>
          <table:table-cell table:style-name="Table1.C1" office:value-type="string">
            <text:p text:style-name="P8">Nilai (Skala 100)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Kecakapan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7">Kedisiplinan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7">Kemampuana Adaptasi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7">Kemampuan Sosial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Integritas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Total Nilai / Rata-rata Nilai</text:p>
          </table:table-cell>
          <table:table-cell table:style-name="Table1.C2" office:value-type="string">
            <text:p text:style-name="P8">/</text:p>
          </table:table-cell>
        </table:table-row>
      </table:table>
      <text:p text:style-name="P2"/>
      <text:p text:style-name="P2">Demikian hasil penilaian kami terhadap aktifitas kerja praktek mahasiswa UIN Sunan Kalijaga untuk dapat dipergunakan seagaimana semestinya.</text:p>
      <text:p text:style-name="P2"/>
      <text:p text:style-name="P3">Temanggung, 19 Agustus 2009</text:p>
      <text:p text:style-name="P4"/>
      <text:p text:style-name="P4">Ka. Jurusan Teknik Komputer &amp; Jaringan<text:tab/>Pembimbing Lapangan</text:p>
      <text:p text:style-name="P4"/>
      <text:p text:style-name="P4"/>
      <text:p text:style-name="P4"/>
      <text:p text:style-name="P4"><text:s text:c="13"/>Bayu Dwi Jadmika, S.Kom<text:tab/><text:tab/> <text:s text:c="5"/><text:span text:style-name="T1">Agung Sulistyo</text:span></text:p>
      <text:p text:style-name="P4"><draw:line text:anchor-type="paragraph" draw:z-index="0" draw:style-name="gr1" draw:text-style-name="P9" svg:x1="0.4953in" svg:y1="0.0071in" svg:x2="2.4642in" svg:y2="0.0071in"><text:p/></draw:line> <text:s text:c="11"/>NIP. 19821209 200903 1 011</text:p>
      <text:p text:style-name="P4"/>
      <text:p text:style-name="P4"/>
      <text:p text:style-name="P5">Mengetahui</text:p>
      <text:p text:style-name="P5">Kepala Sekolah SMK N 2 Temanggung</text:p>
      <text:p text:style-name="P5"/>
      <text:p text:style-name="P5"/>
      <text:p text:style-name="P5"/>
      <text:p text:style-name="P5">Drs. Hendro Martono</text:p>
      <text:p text:style-name="P5"><draw:line text:anchor-type="paragraph" draw:z-index="1" draw:style-name="gr1" draw:text-style-name="P9" svg:x1="2.4953in" svg:y1="0.011in" svg:x2="4.4433in" svg:y2="0.011in"><text:p/></draw:line>NIP. 19640329 198703 1 006</text:p>
      <text:p text:style-name="P6">PENILAIAN KERJA PRAKTEK PEMBIMBING LAPANGAN</text:p>
      <text:p text:style-name="P1"/>
      <text:p text:style-name="P2">Berdasarkan aktifitas yang dilakukan oleh mahasiswa kerja praktek UIN Sunan Kalijaga di insasi tempat kami bekerja, maka kami :</text:p>
      <text:p text:style-name="P2"/>
      <text:p text:style-name="P2">Nama<text:tab/><text:tab/><text:tab/>: Bayu Dwi Jadmika</text:p>
      <text:p text:style-name="P2">Jabatan<text:tab/><text:tab/>: Kepala Jurusan Teknik Komputer Dan Jaringan</text:p>
      <text:p text:style-name="P2">Nama Instansi<text:tab/><text:tab/>: SMK Negeri 2 Temanggung</text:p>
      <text:p text:style-name="P2"/>
      <text:p text:style-name="P2">Memberikan penilaian hasil kerja praktek untuk mahasiswa berikut :</text:p>
      <text:p text:style-name="P2"/>
      <text:p text:style-name="P2">Nama<text:tab/><text:tab/><text:tab/>: Irvan Arifin</text:p>
      <text:p text:style-name="P2">NIM<text:tab/><text:tab/><text:tab/>: 06650045</text:p>
      <text:p text:style-name="P2">Prodi<text:tab/><text:tab/><text:tab/>: Teknik Informatika UIN Sunan Kalijaga Yogyakarta</text:p>
      <text:p text:style-name="P2"/>
      <text:p text:style-name="P2">Dengan hasil penilaian sebagai berikut 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o.</text:p>
          </table:table-cell>
          <table:table-cell table:style-name="Table2.A1" office:value-type="string">
            <text:p text:style-name="P8">Aspek Penilaian</text:p>
          </table:table-cell>
          <table:table-cell table:style-name="Table2.C1" office:value-type="string">
            <text:p text:style-name="P8">Nilai (Skala 100)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7">Kecakapan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7">Kedisiplinan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7">Kemampuana Adaptasi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7">Kemampuan Sosial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7">Integritas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Total Nilai / Rata-rata Nilai</text:p>
          </table:table-cell>
          <table:table-cell table:style-name="Table2.C2" office:value-type="string">
            <text:p text:style-name="P8">/</text:p>
          </table:table-cell>
        </table:table-row>
      </table:table>
      <text:p text:style-name="P2"/>
      <text:p text:style-name="P2">Demikian hasil penilaian kami terhadap aktifitas kerja praktek mahasiswa UIN Sunan Kalijaga untuk dapat dipergunakan seagaimana semestinya.</text:p>
      <text:p text:style-name="P2"/>
      <text:p text:style-name="P3">Temanggung, 19 Agustus 2009</text:p>
      <text:p text:style-name="P4"/>
      <text:p text:style-name="P4">Ka. Jurusan Teknik Komputer &amp; Jaringan<text:tab/>Pembimbing Lapangan</text:p>
      <text:p text:style-name="P4"/>
      <text:p text:style-name="P4"/>
      <text:p text:style-name="P4"/>
      <text:p text:style-name="P4"><text:s text:c="13"/>Bayu Dwi Jadmika, S.Kom<text:tab/><text:tab/> <text:s text:c="5"/><text:span text:style-name="T1">Agung Sulistyo</text:span></text:p>
      <text:p text:style-name="P4"><draw:line text:anchor-type="paragraph" draw:z-index="2" draw:style-name="gr1" draw:text-style-name="P9" svg:x1="0.4953in" svg:y1="0.0071in" svg:x2="2.4642in" svg:y2="0.0071in"><text:p/></draw:line> <text:s text:c="11"/>NIP. 19821209 200903 1 011</text:p>
      <text:p text:style-name="P4"/>
      <text:p text:style-name="P4"/>
      <text:p text:style-name="P5">Mengetahui</text:p>
      <text:p text:style-name="P5">Kepala Sekolah SMK N 2 Temanggung</text:p>
      <text:p text:style-name="P5"/>
      <text:p text:style-name="P5"/>
      <text:p text:style-name="P5"/>
      <text:p text:style-name="P5">Drs. Hendro Martono</text:p>
      <text:p text:style-name="P5">NIP. 19640329 198703 1 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fqi</meta:initial-creator>
    <meta:creation-date>2009-08-18T11:18:26</meta:creation-date>
    <dc:creator>rifqi</dc:creator>
    <dc:date>2009-08-18T11:42:38</dc:date>
    <meta:editing-cycles>2</meta:editing-cycles>
    <meta:editing-duration>PT8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8" meta:word-count="285" meta:character-count="2078"/>
  </office:meta>
</office:document-meta>
</file>